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BF000001C34C34C6CB1E03B549.png" manifest:media-type="image/png"/>
  <manifest:file-entry manifest:full-path="Pictures/10000201000001C0000001BBB2D62CF9BF707BEE.png" manifest:media-type="image/png"/>
  <manifest:file-entry manifest:full-path="Pictures/10000201000001C2000001C4A6F3541311F2BB0C.png" manifest:media-type="image/png"/>
  <manifest:file-entry manifest:full-path="Pictures/10000201000001CC000001CCCBB76ADBED2EE92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2e6a" officeooo:paragraph-rsid="000d2e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paragraph" svg:width="3.7335in" svg:height="3.6917in" draw:z-index="0"><draw:image xlink:href="Pictures/10000201000001C0000001BBB2D62CF9BF707BEE.png" xlink:type="simple" xlink:show="embed" xlink:actuate="onLoad" loext:mime-type="image/png"/></draw:frame><draw:frame draw:style-name="fr1" draw:name="Image2" text:anchor-type="paragraph" svg:x="1.7043in" svg:y="4.0917in" svg:width="3.75in" svg:height="3.7665in" draw:z-index="1"><draw:image xlink:href="Pictures/10000201000001C2000001C4A6F3541311F2BB0C.png" xlink:type="simple" xlink:show="embed" xlink:actuate="onLoad" loext:mime-type="image/png"/></draw:frame>Quick Hul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Image3" text:anchor-type="paragraph" svg:width="3.7252in" svg:height="3.7583in" draw:z-index="2"><draw:image xlink:href="Pictures/10000201000001BF000001C34C34C6CB1E03B549.png" xlink:type="simple" xlink:show="embed" xlink:actuate="onLoad" loext:mime-type="image/png"/></draw:frame></text:p>
      <text:p text:style-name="P1">Graham Sca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1.4543in" svg:y="1.2835in" svg:width="3.8335in" svg:height="3.8335in" draw:z-index="3"><draw:image xlink:href="Pictures/10000201000001CC000001CCCBB76ADBED2EE92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1T18:47:32.355000000</meta:creation-date>
    <dc:date>2019-12-02T11:28:32.550000000</dc:date>
    <meta:editing-duration>PT6H3M24S</meta:editing-duration>
    <meta:editing-cycles>2</meta:editing-cycles>
    <meta:generator>LibreOffice/6.3.2.2$Windows_X86_64 LibreOffice_project/98b30e735bda24bc04ab42594c85f7fd8be07b9c</meta:generator>
    <meta:document-statistic meta:table-count="0" meta:image-count="4" meta:object-count="0" meta:page-count="2" meta:paragraph-count="2" meta:word-count="4" meta:character-count="21" meta:non-whitespace-character-count="19"/>
  </office:meta>
</office:document-meta>
</file>